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225fda" style:font-size-asian="10.5pt" style:font-weight-asian="normal" style:font-size-complex="12pt" style:font-weight-complex="normal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225f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36"/>
      <text:p text:style-name="P36"/>
      <text:p text:style-name="P36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36"/>
      <text:p text:style-name="P36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36"/>
      <text:p text:style-name="P36"/>
      <text:p text:style-name="P36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36"/>
      <text:p text:style-name="P36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37"/>
      <text:p text:style-name="P47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38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39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39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40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48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41"/>
      <text:p text:style-name="P41"/>
      <text:p text:style-name="P41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41"/>
      <text:p text:style-name="P41"/>
      <text:p text:style-name="P41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42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43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44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45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46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49"/>
      <text:p text:style-name="P49">D<text:span text:style-name="T8">imecres</text:span><text:tab/><text:span text:style-name="T9">25</text:span>/<text:span text:style-name="T3">10</text:span>/23</text:p>
      <text:p text:style-name="P52"><text:span text:style-name="T12">Baixem al taller i continuem amb el pisa papers.</text:span>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25T20:50:23.860791685</dc:date>
    <meta:editing-duration>PT27M39S</meta:editing-duration>
    <meta:editing-cycles>30</meta:editing-cycles>
    <meta:document-statistic meta:table-count="0" meta:image-count="0" meta:object-count="0" meta:page-count="3" meta:paragraph-count="74" meta:word-count="450" meta:character-count="3012" meta:non-whitespace-character-count="2622"/>
  </office:meta>
</office:document-meta>
</file>